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style:font-name="Lucida Sans Typewriter"/>
    </style:style>
    <style:style style:name="T2" style:family="text">
      <style:text-properties style:font-name="Arial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ploratory Data Analysis (EDA) on Retail Sales Data</text:h>
      <text:h text:style-name="Heading_20_2" text:outline-level="2">Project Overview</text:h>
      <text:p text:style-name="Text_20_body"><text:span text:style-name="T5">This project involves performing </text:span><text:span text:style-name="Strong_20_Emphasis"><text:span text:style-name="T5">Exploratory Data Analysis (EDA)</text:span></text:span><text:span text:style-name="T5"> on a Retail Sales dataset as part of my Python Internship at </text:span><text:span text:style-name="Strong_20_Emphasis"><text:span text:style-name="T5">Oasis Infobyte</text:span></text:span><text:span text:style-name="T5">. The aim is to analyze sales data, uncover patterns, and extract meaningful insights to support business decision-making and strategy planning.</text:span></text:p>
      <text:h text:style-name="Heading_20_2" text:outline-level="2">Objectives</text:h>
      <text:list xml:id="list449667172" text:style-name="L1">
        <text:list-item>
          <text:p text:style-name="P1"><text:span text:style-name="T7">Analyze </text:span><text:span text:style-name="Strong_20_Emphasis"><text:span text:style-name="T7">monthly and yearly sales trends</text:span></text:span><text:span text:style-name="T7"> </text:span></text:p>
        </text:list-item>
        <text:list-item>
          <text:p text:style-name="P1"><text:span text:style-name="T7">Identify </text:span><text:span text:style-name="Strong_20_Emphasis"><text:span text:style-name="T7">top-performing products and regions</text:span></text:span><text:span text:style-name="T7"> </text:span></text:p>
        </text:list-item>
        <text:list-item>
          <text:p text:style-name="P1"><text:span text:style-name="T7">Examine </text:span><text:span text:style-name="Strong_20_Emphasis"><text:span text:style-name="T7">profitability and customer purchase patterns</text:span></text:span><text:span text:style-name="T7"> </text:span></text:p>
        </text:list-item>
      </text:list>
      <text:h text:style-name="Heading_20_2" text:outline-level="2">Tools &amp; Libraries</text:h>
      <text:list xml:id="list3043933724" text:style-name="L2">
        <text:list-item>
          <text:p text:style-name="P2"><text:span text:style-name="Strong_20_Emphasis"><text:span text:style-name="T7">Python</text:span></text:span></text:p>
        </text:list-item>
        <text:list-item>
          <text:p text:style-name="P2"><text:span text:style-name="Strong_20_Emphasis"><text:span text:style-name="T7">Pandas</text:span></text:span><text:span text:style-name="T7"> for data manipulation</text:span></text:p>
        </text:list-item>
        <text:list-item>
          <text:p text:style-name="P2"><text:span text:style-name="Strong_20_Emphasis"><text:span text:style-name="T7">NumPy</text:span></text:span><text:span text:style-name="T7"> for numerical operations</text:span></text:p>
        </text:list-item>
        <text:list-item>
          <text:p text:style-name="P2"><text:span text:style-name="Strong_20_Emphasis"><text:span text:style-name="T7">Matplotlib</text:span></text:span><text:span text:style-name="T7"> and </text:span><text:span text:style-name="Strong_20_Emphasis"><text:span text:style-name="T7">Seaborn</text:span></text:span><text:span text:style-name="T7"> for data visualization</text:span></text:p>
        </text:list-item>
      </text:list>
      <text:h text:style-name="Heading_20_2" text:outline-level="2">Steps Performed</text:h>
      <text:list xml:id="list1842668253" text:style-name="L3">
        <text:list-item>
          <text:p text:style-name="P3"><text:span text:style-name="Strong_20_Emphasis">Data Cleaning &amp; Preprocessing</text:span></text:p>
          <text:list>
            <text:list-item>
              <text:p text:style-name="P3">Handled missing values, duplicates, and outliers</text:p>
            </text:list-item>
            <text:list-item>
              <text:p text:style-name="P3">Ensured data consistency and proper formatting</text:p>
            </text:list-item>
          </text:list>
        </text:list-item>
        <text:list-item>
          <text:p text:style-name="P3"><text:span text:style-name="Strong_20_Emphasis">Statistical Analysis &amp; Visualization</text:span></text:p>
          <text:list>
            <text:list-item>
              <text:p text:style-name="P3">Analyzed sales trends across months and years</text:p>
            </text:list-item>
            <text:list-item>
              <text:p text:style-name="P3">Identified top-selling products and high-performing regions</text:p>
            </text:list-item>
            <text:list-item>
              <text:p text:style-name="P3">Examined profit margins and customer purchase behavior</text:p>
            </text:list-item>
          </text:list>
        </text:list-item>
        <text:list-item>
          <text:p text:style-name="P3"><text:span text:style-name="Strong_20_Emphasis">Insight Generation</text:span></text:p>
          <text:list>
            <text:list-item>
              <text:p text:style-name="P3">Derived actionable insights for improving sales strategy</text:p>
            </text:list-item>
            <text:list-item>
              <text:p text:style-name="P3">Highlighted key opportunities for business growth</text:p>
            </text:list-item>
          </text:list>
        </text:list-item>
      </text:list>
      <text:h text:style-name="Heading_20_2" text:outline-level="2">Key Learnings</text:h>
      <text:list xml:id="list3010063516" text:style-name="L4">
        <text:list-item>
          <text:p text:style-name="P4"><text:span text:style-name="T7">Enhanced skills in </text:span><text:span text:style-name="Strong_20_Emphasis"><text:span text:style-name="T7">data cleaning and preprocessing</text:span></text:span></text:p>
        </text:list-item>
        <text:list-item>
          <text:p text:style-name="P4"><text:soft-page-break/><text:span text:style-name="T7">Improved proficiency in </text:span><text:span text:style-name="Strong_20_Emphasis"><text:span text:style-name="T7">statistical analysis and data visualization</text:span></text:span></text:p>
        </text:list-item>
        <text:list-item>
          <text:p text:style-name="P4"><text:span text:style-name="T7">Gained practical experience in </text:span><text:span text:style-name="Strong_20_Emphasis"><text:span text:style-name="T7">using Python libraries</text:span></text:span><text:span text:style-name="T7"> for real-world data analysis</text:span></text:p>
        </text:list-item>
      </text:list>
      <text:h text:style-name="Heading_20_2" text:outline-level="2">Outcome</text:h>
      <text:p text:style-name="Text_20_body">The analysis provides a comprehensive overview of retail sales patterns and customer behavior, which can help businesses optimize inventory, marketing strategies, and overall profitabilit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Sans Typewriter" svg:font-family="'Lucida Sans Typewriter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9T17:26:14.704000000</meta:creation-date>
    <dc:date>2025-10-09T17:31:23.809000000</dc:date>
    <meta:editing-duration>PT5M9S</meta:editing-duration>
    <meta:editing-cycles>1</meta:editing-cycles>
    <meta:document-statistic meta:table-count="0" meta:image-count="0" meta:object-count="0" meta:page-count="2" meta:paragraph-count="29" meta:word-count="218" meta:character-count="1512" meta:non-whitespace-character-count="1340"/>
    <meta:generator>Neat_Office/6.2.8.2$Windows_x86 LibreOffice_project/</meta:generator>
  </office:meta>
</office:document-meta>
</file>